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my_20_own_20_dash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6cm" fo:min-width="0.229cm"/>
    </style:style>
    <style:style style:name="P1" style:family="paragraph">
      <style:paragraph-properties fo:text-align="center"/>
    </style:style>
    <style:style style:name="P2" style:family="paragraph">
      <style:text-properties fo:font-family="'Bitstream Charter'" style:font-family-generic="roman" style:font-pitch="variable" fo:font-size="14pt" style:font-size-asian="14pt" style:font-size-complex="14pt"/>
    </style:style>
    <style:style style:name="T1" style:family="text">
      <style:text-properties fo:font-family="'Bitstream Charter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85cm" svg:y1="2.529cm" svg:x2="12.123cm" svg:y2="2.529cm">
          <text:p/>
        </draw:line>
        <draw:line draw:style-name="gr2" draw:text-style-name="P1" draw:layer="layout" svg:x1="9.581cm" svg:y1="2.882cm" svg:x2="12.123cm" svg:y2="2.882cm">
          <text:p/>
        </draw:line>
        <draw:line draw:style-name="gr3" draw:text-style-name="P1" draw:layer="layout" svg:x1="10.817cm" svg:y1="2.393cm" svg:x2="10.814cm" svg:y2="3.096cm">
          <text:p/>
        </draw:line>
        <draw:frame draw:style-name="gr4" draw:layer="layout" svg:width="0.642cm" svg:height="0.962cm" svg:x="8.729cm" svg:y="2.233cm">
          <draw:text-box>
            <text:p>i</text:p>
          </draw:text-box>
        </draw:frame>
        <draw:frame draw:style-name="gr5" draw:layer="layout" svg:width="0.642cm" svg:height="1.046cm" svg:x="12.422cm" svg:y="2.172cm">
          <draw:text-box>
            <text:p>j</text:p>
          </draw:text-box>
        </draw:frame>
        <draw:line draw:style-name="gr1" draw:text-style-name="P1" draw:layer="layout" svg:x1="9.586cm" svg:y1="4.121cm" svg:x2="12.124cm" svg:y2="4.121cm">
          <text:p/>
        </draw:line>
        <draw:line draw:style-name="gr2" draw:text-style-name="P1" draw:layer="layout" svg:x1="9.582cm" svg:y1="4.474cm" svg:x2="12.124cm" svg:y2="4.474cm">
          <text:p/>
        </draw:line>
        <draw:frame draw:style-name="gr4" draw:layer="layout" svg:width="0.642cm" svg:height="0.962cm" svg:x="8.73cm" svg:y="3.825cm">
          <draw:text-box>
            <text:p>j</text:p>
          </draw:text-box>
        </draw:frame>
        <draw:frame draw:style-name="gr5" draw:layer="layout" svg:width="0.642cm" svg:height="1.046cm" svg:x="12.423cm" svg:y="3.764cm">
          <draw:text-box>
            <text:p>i</text:p>
          </draw:text-box>
        </draw:frame>
        <draw:line draw:style-name="gr1" draw:text-style-name="P1" draw:layer="layout" svg:x1="4.179cm" svg:y1="2.529cm" svg:x2="6.717cm" svg:y2="2.529cm">
          <text:p/>
        </draw:line>
        <draw:line draw:style-name="gr2" draw:text-style-name="P1" draw:layer="layout" svg:x1="4.175cm" svg:y1="2.882cm" svg:x2="6.717cm" svg:y2="2.882cm">
          <text:p/>
        </draw:line>
        <draw:line draw:style-name="gr3" draw:text-style-name="P1" draw:layer="layout" svg:x1="5.297cm" svg:y1="2.401cm" svg:x2="5.294cm" svg:y2="3.104cm">
          <text:p/>
        </draw:line>
        <draw:frame draw:style-name="gr4" draw:layer="layout" svg:width="0.642cm" svg:height="0.962cm" svg:x="3.323cm" svg:y="2.233cm">
          <draw:text-box>
            <text:p>i</text:p>
          </draw:text-box>
        </draw:frame>
        <draw:frame draw:style-name="gr5" draw:layer="layout" svg:width="0.642cm" svg:height="1.046cm" svg:x="7.016cm" svg:y="2.172cm">
          <draw:text-box>
            <text:p>i</text:p>
          </draw:text-box>
        </draw:frame>
        <draw:line draw:style-name="gr1" draw:text-style-name="P1" draw:layer="layout" svg:x1="4.18cm" svg:y1="4.121cm" svg:x2="6.718cm" svg:y2="4.121cm">
          <text:p/>
        </draw:line>
        <draw:line draw:style-name="gr2" draw:text-style-name="P1" draw:layer="layout" svg:x1="4.176cm" svg:y1="4.474cm" svg:x2="6.718cm" svg:y2="4.474cm">
          <text:p/>
        </draw:line>
        <draw:frame draw:style-name="gr4" draw:layer="layout" svg:width="0.642cm" svg:height="0.962cm" svg:x="3.324cm" svg:y="3.825cm">
          <draw:text-box>
            <text:p>j</text:p>
          </draw:text-box>
        </draw:frame>
        <draw:frame draw:style-name="gr5" draw:layer="layout" svg:width="0.642cm" svg:height="1.046cm" svg:x="7.017cm" svg:y="3.764cm">
          <draw:text-box>
            <text:p>j</text:p>
          </draw:text-box>
        </draw:frame>
        <draw:frame draw:style-name="gr4" draw:text-style-name="P2" draw:layer="layout" svg:width="0.756cm" svg:height="0.848cm" svg:x="4.545cm" svg:y="1.723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5.294cm" svg:y="1.723cm">
          <draw:text-box>
            <text:p><text:span text:style-name="T1">k'</text:span></text:p>
          </draw:text-box>
        </draw:frame>
        <draw:frame draw:style-name="gr4" draw:text-style-name="P2" draw:layer="layout" svg:width="0.756cm" svg:height="0.848cm" svg:x="10.105cm" svg:y="1.771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10.854cm" svg:y="1.771cm">
          <draw:text-box>
            <text:p><text:span text:style-name="T1">k'</text:span></text:p>
          </draw:text-box>
        </draw:frame>
        <draw:path draw:style-name="gr2" draw:text-style-name="P1" draw:layer="layout" svg:width="4.574cm" svg:height="1.443cm" draw:transform="rotate (-2.85029720143259) translate (7.94243453982968cm 14.7194356477836cm)" svg:viewBox="0 0 4575 1444" svg:d="m4575-32273c0 0-1207-365-1615-477-612-166-1475 1603-2082 1420s-878-267-878-267">
          <text:p/>
        </draw:path>
        <draw:line draw:style-name="gr1" draw:text-style-name="P1" draw:layer="layout" svg:x1="3.315cm" svg:y1="13.251cm" svg:x2="7.659cm" svg:y2="13.251cm">
          <text:p/>
        </draw:line>
        <draw:line draw:style-name="gr1" draw:text-style-name="P1" draw:layer="layout" svg:x1="3.434cm" svg:y1="15.963cm" svg:x2="7.659cm" svg:y2="15.963cm">
          <text:p/>
        </draw:line>
        <draw:path draw:style-name="gr2" draw:text-style-name="P1" draw:layer="layout" svg:width="4.826cm" svg:height="1.406cm" draw:transform="rotate (-0.291295452158985) translate (3.44078946311876cm 13.1581088414126cm)" svg:viewBox="0 0 4827 1407" svg:d="m0 23694 1511-451c613-167 1606 1563 2214 1382s1102-332 1102-332">
          <text:p/>
        </draw:path>
        <draw:line draw:style-name="gr3" draw:text-style-name="P1" draw:layer="layout" svg:x1="4.44cm" svg:y1="13.108cm" svg:x2="4.437cm" svg:y2="13.811cm">
          <text:p/>
        </draw:line>
        <draw:frame draw:style-name="gr4" draw:text-style-name="P2" draw:layer="layout" svg:width="0.756cm" svg:height="0.848cm" svg:x="3.688cm" svg:y="12.43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4.437cm" svg:y="12.43cm">
          <draw:text-box>
            <text:p><text:span text:style-name="T1">k'</text:span></text:p>
          </draw:text-box>
        </draw:frame>
        <draw:frame draw:style-name="gr4" draw:layer="layout" svg:width="0.642cm" svg:height="0.962cm" svg:x="2.749cm" svg:y="15.301cm">
          <draw:text-box>
            <text:p>j</text:p>
          </draw:text-box>
        </draw:frame>
        <draw:frame draw:style-name="gr6" draw:layer="layout" svg:width="0.642cm" svg:height="1.046cm" svg:x="7.486cm" svg:y="15.301cm">
          <draw:text-box>
            <text:p>i</text:p>
          </draw:text-box>
        </draw:frame>
        <draw:frame draw:style-name="gr4" draw:layer="layout" svg:width="0.642cm" svg:height="0.962cm" svg:x="2.749cm" svg:y="12.899cm">
          <draw:text-box>
            <text:p>i</text:p>
          </draw:text-box>
        </draw:frame>
        <draw:frame draw:style-name="gr5" draw:layer="layout" svg:width="0.642cm" svg:height="1.046cm" svg:x="7.486cm" svg:y="12.899cm">
          <draw:text-box>
            <text:p>j</text:p>
          </draw:text-box>
        </draw:frame>
        <draw:path draw:style-name="gr2" draw:text-style-name="P1" draw:layer="layout" svg:width="4.574cm" svg:height="1.443cm" draw:transform="rotate (-2.85029720143259) translate (14.4974345398296cm 14.7194356477836cm)" svg:viewBox="0 0 4575 1444" svg:d="m4575-36038c0 0-1207-365-1615-477-612-166-1475 1603-2082 1420s-878-267-878-267">
          <text:p/>
        </draw:path>
        <draw:line draw:style-name="gr1" draw:text-style-name="P1" draw:layer="layout" svg:x1="9.87cm" svg:y1="13.251cm" svg:x2="14.214cm" svg:y2="13.251cm">
          <text:p/>
        </draw:line>
        <draw:line draw:style-name="gr1" draw:text-style-name="P1" draw:layer="layout" svg:x1="9.989cm" svg:y1="15.963cm" svg:x2="14.214cm" svg:y2="15.963cm">
          <text:p/>
        </draw:line>
        <draw:path draw:style-name="gr2" draw:text-style-name="P1" draw:layer="layout" svg:width="4.826cm" svg:height="1.406cm" draw:transform="rotate (-0.291295452158985) translate (9.99578946311876cm 13.1581088414126cm)" svg:viewBox="0 0 4827 1407" svg:d="m0 19929 1511-451c613-167 1606 1563 2214 1382s1102-332 1102-332">
          <text:p/>
        </draw:path>
        <draw:line draw:style-name="gr3" draw:text-style-name="P1" draw:layer="layout" svg:x1="13.231cm" svg:y1="13.108cm" svg:x2="13.228cm" svg:y2="13.811cm">
          <text:p/>
        </draw:line>
        <draw:frame draw:style-name="gr4" draw:text-style-name="P2" draw:layer="layout" svg:width="0.756cm" svg:height="0.848cm" svg:x="12.479cm" svg:y="12.43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13.228cm" svg:y="12.43cm">
          <draw:text-box>
            <text:p><text:span text:style-name="T1">k'</text:span></text:p>
          </draw:text-box>
        </draw:frame>
        <draw:frame draw:style-name="gr4" draw:layer="layout" svg:width="0.642cm" svg:height="0.962cm" svg:x="9.304cm" svg:y="15.301cm">
          <draw:text-box>
            <text:p>j</text:p>
          </draw:text-box>
        </draw:frame>
        <draw:frame draw:style-name="gr5" draw:layer="layout" svg:width="0.642cm" svg:height="1.046cm" svg:x="14.041cm" svg:y="15.301cm">
          <draw:text-box>
            <text:p>i</text:p>
          </draw:text-box>
        </draw:frame>
        <draw:frame draw:style-name="gr4" draw:layer="layout" svg:width="0.642cm" svg:height="0.962cm" svg:x="9.304cm" svg:y="12.899cm">
          <draw:text-box>
            <text:p>i</text:p>
          </draw:text-box>
        </draw:frame>
        <draw:frame draw:style-name="gr5" draw:layer="layout" svg:width="0.642cm" svg:height="1.046cm" svg:x="14.041cm" svg:y="12.899cm">
          <draw:text-box>
            <text:p>j</text:p>
          </draw:text-box>
        </draw:frame>
        <draw:line draw:style-name="gr3" draw:text-style-name="P1" draw:layer="layout" svg:x1="7.242cm" svg:y1="23.903cm" svg:x2="7.239cm" svg:y2="24.606cm">
          <text:p/>
        </draw:line>
        <draw:frame draw:style-name="gr4" draw:text-style-name="P2" draw:layer="layout" svg:width="0.756cm" svg:height="0.848cm" svg:x="6.49cm" svg:y="23.225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7.239cm" svg:y="23.225cm">
          <draw:text-box>
            <text:p><text:span text:style-name="T1">k'</text:span></text:p>
          </draw:text-box>
        </draw:frame>
        <draw:path draw:style-name="gr2" draw:text-style-name="P1" draw:layer="layout" svg:width="5.752cm" svg:height="2.867cm" draw:transform="rotate (-2.85029720143259) translate (10.7454345323772cm 25.5144356229369cm)" svg:viewBox="0 0 5753 2868" svg:d="m5753-52183c-608-182 834 250-1009-302-562-221-490-1855-851-2281-352-105-801-244-933-274-612-166-1475 1603-2082 1420s-878-267-878-267">
          <text:p/>
        </draw:path>
        <draw:line draw:style-name="gr1" draw:text-style-name="P1" draw:layer="layout" svg:x1="4.411cm" svg:y1="24.038cm" svg:x2="10.462cm" svg:y2="24.046cm">
          <text:p/>
        </draw:line>
        <draw:path draw:style-name="gr2" draw:text-style-name="P1" draw:layer="layout" svg:width="4.574cm" svg:height="1.443cm" draw:transform="rotate (-2.85029720143259) translate (7.89343453982969cm 9.55043564778361cm)" svg:viewBox="0 0 4575 1444" svg:d="m4575-22342c0 0-1207-365-1615-477-612-166-1475 1603-2082 1420s-878-267-878-267">
          <text:p/>
        </draw:path>
        <draw:line draw:style-name="gr1" draw:text-style-name="P1" draw:layer="layout" svg:x1="3.266cm" svg:y1="8.082cm" svg:x2="7.61cm" svg:y2="8.082cm">
          <text:p/>
        </draw:line>
        <draw:line draw:style-name="gr1" draw:text-style-name="P1" draw:layer="layout" svg:x1="3.385cm" svg:y1="10.794cm" svg:x2="7.61cm" svg:y2="10.794cm">
          <text:p/>
        </draw:line>
        <draw:path draw:style-name="gr2" draw:text-style-name="P1" draw:layer="layout" svg:width="4.826cm" svg:height="1.406cm" draw:transform="rotate (-0.291295452158985) translate (3.39178946311876cm 7.98910884141253cm)" svg:viewBox="0 0 4827 1407" svg:d="m0 13819 1511-451c613-167 1606 1563 2214 1382s1102-332 1102-332">
          <text:p/>
        </draw:path>
        <draw:line draw:style-name="gr3" draw:text-style-name="P1" draw:layer="layout" svg:x1="4.391cm" svg:y1="7.939cm" svg:x2="4.388cm" svg:y2="8.642cm">
          <text:p/>
        </draw:line>
        <draw:frame draw:style-name="gr4" draw:text-style-name="P2" draw:layer="layout" svg:width="0.756cm" svg:height="0.848cm" svg:x="3.639cm" svg:y="7.261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4.388cm" svg:y="7.261cm">
          <draw:text-box>
            <text:p><text:span text:style-name="T1">k'</text:span></text:p>
          </draw:text-box>
        </draw:frame>
        <draw:frame draw:style-name="gr4" draw:layer="layout" svg:width="0.642cm" svg:height="0.962cm" svg:x="2.7cm" svg:y="10.132cm">
          <draw:text-box>
            <text:p>j</text:p>
          </draw:text-box>
        </draw:frame>
        <draw:frame draw:style-name="gr5" draw:layer="layout" svg:width="0.642cm" svg:height="1.046cm" svg:x="7.437cm" svg:y="10.132cm">
          <draw:text-box>
            <text:p>j</text:p>
          </draw:text-box>
        </draw:frame>
        <draw:frame draw:style-name="gr4" draw:layer="layout" svg:width="0.642cm" svg:height="0.962cm" svg:x="2.7cm" svg:y="7.73cm">
          <draw:text-box>
            <text:p>i</text:p>
          </draw:text-box>
        </draw:frame>
        <draw:frame draw:style-name="gr5" draw:layer="layout" svg:width="0.642cm" svg:height="1.046cm" svg:x="7.437cm" svg:y="7.73cm">
          <draw:text-box>
            <text:p>i</text:p>
          </draw:text-box>
        </draw:frame>
        <draw:path draw:style-name="gr2" draw:text-style-name="P1" draw:layer="layout" svg:width="4.574cm" svg:height="1.443cm" draw:transform="rotate (-2.85029720143259) translate (14.4484345398296cm 9.55043564778361cm)" svg:viewBox="0 0 4575 1444" svg:d="m4575-26107c0 0-1207-365-1615-477-612-166-1475 1603-2082 1420s-878-267-878-267">
          <text:p/>
        </draw:path>
        <draw:line draw:style-name="gr1" draw:text-style-name="P1" draw:layer="layout" svg:x1="9.821cm" svg:y1="8.082cm" svg:x2="14.165cm" svg:y2="8.082cm">
          <text:p/>
        </draw:line>
        <draw:line draw:style-name="gr1" draw:text-style-name="P1" draw:layer="layout" svg:x1="9.94cm" svg:y1="10.794cm" svg:x2="14.165cm" svg:y2="10.794cm">
          <text:p/>
        </draw:line>
        <draw:path draw:style-name="gr2" draw:text-style-name="P1" draw:layer="layout" svg:width="4.826cm" svg:height="1.406cm" draw:transform="rotate (-0.291295452158985) translate (9.94678946311876cm 7.98910884141253cm)" svg:viewBox="0 0 4827 1407" svg:d="m0 10054 1511-451c613-167 1606 1563 2214 1382s1102-332 1102-332">
          <text:p/>
        </draw:path>
        <draw:line draw:style-name="gr3" draw:text-style-name="P1" draw:layer="layout" svg:x1="13.182cm" svg:y1="7.939cm" svg:x2="13.179cm" svg:y2="8.642cm">
          <text:p/>
        </draw:line>
        <draw:frame draw:style-name="gr4" draw:text-style-name="P2" draw:layer="layout" svg:width="0.756cm" svg:height="0.848cm" svg:x="12.43cm" svg:y="7.261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13.179cm" svg:y="7.261cm">
          <draw:text-box>
            <text:p><text:span text:style-name="T1">k'</text:span></text:p>
          </draw:text-box>
        </draw:frame>
        <draw:frame draw:style-name="gr4" draw:layer="layout" svg:width="0.642cm" svg:height="0.962cm" svg:x="9.255cm" svg:y="10.132cm">
          <draw:text-box>
            <text:p>j</text:p>
          </draw:text-box>
        </draw:frame>
        <draw:frame draw:style-name="gr5" draw:layer="layout" svg:width="0.642cm" svg:height="1.046cm" svg:x="13.992cm" svg:y="10.132cm">
          <draw:text-box>
            <text:p>j</text:p>
          </draw:text-box>
        </draw:frame>
        <draw:frame draw:style-name="gr4" draw:layer="layout" svg:width="0.642cm" svg:height="0.962cm" svg:x="9.255cm" svg:y="7.73cm">
          <draw:text-box>
            <text:p>i</text:p>
          </draw:text-box>
        </draw:frame>
        <draw:frame draw:style-name="gr5" draw:layer="layout" svg:width="0.642cm" svg:height="1.046cm" svg:x="13.992cm" svg:y="7.73cm">
          <draw:text-box>
            <text:p>i</text:p>
          </draw:text-box>
        </draw:frame>
        <draw:path draw:style-name="gr2" draw:text-style-name="P1" draw:layer="layout" svg:width="5.775cm" svg:height="2.875cm" draw:transform="rotate (-0.291295452158985) translate (11.9857922606024cm 23.2647446362253cm)" svg:viewBox="0 0 5776 2876" svg:d="m0 40561c608-183-221 57 1009-303s513-1862 874-2287c352-106 801-245 933-275 612-166 1474 1603 2082 1420s878-266 878-266">
          <text:p/>
        </draw:path>
        <draw:line draw:style-name="gr1" draw:text-style-name="P1" draw:layer="layout" svg:x1="11.184cm" svg:y1="26.4cm" svg:x2="17.235cm" svg:y2="26.392cm">
          <text:p/>
        </draw:line>
        <draw:line draw:style-name="gr3" draw:text-style-name="P1" draw:layer="layout" svg:x1="14.016cm" svg:y1="23.562cm" svg:x2="14.013cm" svg:y2="24.265cm">
          <text:p/>
        </draw:line>
        <draw:frame draw:style-name="gr4" draw:text-style-name="P2" draw:layer="layout" svg:width="0.756cm" svg:height="0.848cm" svg:x="13.264cm" svg:y="22.884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14.013cm" svg:y="22.884cm">
          <draw:text-box>
            <text:p><text:span text:style-name="T1">k'</text:span></text:p>
          </draw:text-box>
        </draw:frame>
        <draw:frame draw:style-name="gr4" draw:layer="layout" svg:width="0.642cm" svg:height="0.962cm" svg:x="3.54cm" svg:y="17.639cm">
          <draw:text-box>
            <text:p>i</text:p>
          </draw:text-box>
        </draw:frame>
        <draw:frame draw:style-name="gr5" draw:layer="layout" svg:width="0.642cm" svg:height="1.046cm" svg:x="10.288cm" svg:y="17.639cm">
          <draw:text-box>
            <text:p>i</text:p>
          </draw:text-box>
        </draw:frame>
        <draw:path draw:style-name="gr2" draw:text-style-name="P1" draw:layer="layout" svg:width="5.752cm" svg:height="2.867cm" draw:transform="rotate (-2.85029720143259) translate (10.7454345323772cm 19.4594356229369cm)" svg:viewBox="0 0 5753 2868" svg:d="m5753-40583c-608-182 834 250-1009-302-562-221-490-1855-851-2281-352-105-801-244-933-274-612-166-1475 1603-2082 1420s-878-267-878-267">
          <text:p/>
        </draw:path>
        <draw:line draw:style-name="gr1" draw:text-style-name="P1" draw:layer="layout" svg:x1="4.411cm" svg:y1="17.983cm" svg:x2="10.462cm" svg:y2="17.991cm">
          <text:p/>
        </draw:line>
        <draw:path draw:style-name="gr2" draw:text-style-name="P1" draw:layer="layout" svg:width="5.775cm" svg:height="2.875cm" draw:transform="rotate (-0.291295452158985) translate (5.21179226060244cm 17.5517446362253cm)" svg:viewBox="0 0 5776 2876" svg:d="m0 33507c608-183-221 57 1009-303s513-1862 874-2287c352-106 801-245 933-275 612-166 1474 1603 2082 1420s878-266 878-266">
          <text:p/>
        </draw:path>
        <draw:line draw:style-name="gr1" draw:text-style-name="P1" draw:layer="layout" svg:x1="4.41cm" svg:y1="20.687cm" svg:x2="10.461cm" svg:y2="20.679cm">
          <text:p/>
        </draw:line>
        <draw:line draw:style-name="gr3" draw:text-style-name="P1" draw:layer="layout" svg:x1="7.242cm" svg:y1="17.849cm" svg:x2="7.239cm" svg:y2="18.552cm">
          <text:p/>
        </draw:line>
        <draw:frame draw:style-name="gr4" draw:text-style-name="P2" draw:layer="layout" svg:width="0.756cm" svg:height="0.848cm" svg:x="6.49cm" svg:y="17.171cm">
          <draw:text-box>
            <text:p><text:span text:style-name="T1">k</text:span></text:p>
          </draw:text-box>
        </draw:frame>
        <draw:frame draw:style-name="gr4" draw:text-style-name="P2" draw:layer="layout" svg:width="0.841cm" svg:height="0.848cm" svg:x="7.239cm" svg:y="17.171cm">
          <draw:text-box>
            <text:p><text:span text:style-name="T1">k'</text:span></text:p>
          </draw:text-box>
        </draw:frame>
        <draw:frame draw:style-name="gr4" draw:layer="layout" svg:width="0.642cm" svg:height="0.962cm" svg:x="3.54cm" svg:y="20.042cm">
          <draw:text-box>
            <text:p>j</text:p>
          </draw:text-box>
        </draw:frame>
        <draw:frame draw:style-name="gr5" draw:layer="layout" svg:width="0.642cm" svg:height="1.046cm" svg:x="10.288cm" svg:y="20.042cm">
          <draw:text-box>
            <text:p>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my_20_own_20_dash" draw:display-name="my own dash" draw:style="rect" draw:dots1="1" draw:dots1-length="0.559cm" draw:distance="0.40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zggame </meta:initial-creator>
    <meta:creation-date>2010-01-17T14:35:12</meta:creation-date>
    <dc:date>2010-01-18T21:24:35</dc:date>
    <dc:creator>zggame </dc:creator>
    <meta:editing-duration>PT19H17M29S</meta:editing-duration>
    <meta:editing-cycles>2</meta:editing-cycles>
    <meta:generator>OpenOffice.org/3.1$Unix OpenOffice.org_project/310m19$Build-9420</meta:generator>
    <meta:document-statistic meta:object-count="87"/>
  </office:meta>
</office:document-meta>
</file>